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1.00pt" fo:font-weight="normal" fo:font-family="Calibri" style:font-family-asian="Calibri" style:font-family-complex="Calibri" fo:background-color="transparent" style:use-window-font-color="true"/>
    </style:style>
    <style:style style:name="T2" style:family="text">
      <style:text-properties fo:font-size="11.00pt" fo:font-weight="normal" fo:font-family="Calibri" style:font-family-asian="Calibri" style:font-family-complex="Calibri" fo:background-color="transparent" style:use-window-font-color="true"/>
    </style:style>
    <style:style style:name="T3" style:family="text">
      <style:text-properties fo:font-size="11.00pt" fo:font-weight="normal" fo:font-family="Calibri" style:font-family-asian="Calibri" style:font-family-complex="Calibri" fo:background-color="transparent" style:use-window-font-color="true"/>
    </style:style>
    <style:style style:name="T4" style:family="text">
      <style:text-properties fo:font-size="11.00pt" fo:font-weight="normal" fo:font-family="Calibri" style:font-family-asian="Calibri" style:font-family-complex="Calibri" fo:background-color="transparent" style:use-window-font-color="true"/>
    </style:style>
    <style:style style:name="T5" style:family="text">
      <style:text-properties fo:font-size="11.00pt" fo:font-weight="normal" fo:font-family="Calibri" style:font-family-asian="Calibri" style:font-family-complex="Calibri" fo:background-color="transparent" style:use-window-font-color="true"/>
    </style:style>
    <style:style style:name="T6"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15.00%" fo:text-align="left" fo:margin-bottom="10.00pt"/>
    </style:style>
  </office:automatic-styles>
  <office:body>
    <office:text>
      <text:p text:style-name="P1"><text:span text:style-name="T1">Page a of the CorePrepKC Educational Site</text:span></text:p>
      <text:p text:style-name="P1"><text:span text:style-name="T1">Website Information</text:span></text:p>
      <text:p text:style-name="P1"><text:span text:style-name="T1">CorePrepKC is an educational website that provides training and resources to urban homeschool families in Kansas City, Missouri. The goal of this website is to provide alternative and/or supplemental education to families who are interested in homeschooling their children but are seeking assistance with developing engaging curricula, learning teaching styles, staying current on research trends, and getting help with behavioral planning. The CorePrepKC website creates a unique homeschool experience by combining experiential learning, technology, and socialization. Homeschool families have the option to download experiential learning packages based on location. Families then download materials that will begin a hands-on adventure into learning. The website provides several products:</text:span></text:p>
      <text:p text:style-name="P1"><text:span text:style-name="T1">1. Experiential Education Packages: Based on famous landmarks and locations in the city, families will utilize technology, interact with local businesses, complete assignments, and conduct surveys.</text:span></text:p>
      <text:p text:style-name="P1"><text:span text:style-name="T1">2. Latest Trends: Articles and news stories relevant to homeschool families</text:span></text:p>
      <text:p text:style-name="P1"><text:span text:style-name="T1">3. Resource Page: Provides a list of services in the Kansas City, Mo., metro area that can be utilized by homeschool families.</text:span></text:p>
      <text:p text:style-name="P1"><text:span text:style-name="T1">4.Behavioral Guides and Interventions Page: Mental health resources for homeschool families to help them address behavioral issues.also includes links to mental health professionals in the area.</text:span></text:p>
      <text:p text:style-name="P1"><text:span text:style-name="T1">5. Community Page: A place for families to socialize, plan meet-ups, address concerns, and make comments. The community page will also provide links to CorePrepKC social media accounts and message boards, e.g., Facebook, Instagram, TikTok, and Discord.</text:span></text:p>
      <text:p text:style-name="P1"><text:span text:style-name="T1"/></text:p>
      <text:p text:style-name="P1"><text:span text:style-name="T1">About the Educator</text:span></text:p>
      <text:p text:style-name="P1"><text:span text:style-name="T1">I'm Jamaal Farahkhan, and I have a 20-year blended career in intelligence analysis and human services that equipped me to develop a curriculum for urban homeschool families. I conducted intelligence operations for 10 years in support of military personnel in the Mediterranean Sea, Red Sea, Arabian Gulf, Indian Ocean, Iraq, and Afghanistan. I utilized the GIS system to supply maritime, aeronautical, geographical, and geological imagery, updates, analysis, and dissemination of information to operators. I worked on a counter-terrorism database, applying a multidisciplinary approach in support of deployed military units. My degree in psychology has afforded me knowledge and experience working with urban families. I improved my own interpersonal skills by empathetically assisting individuals struggling with difficult life issues. While working in human services, I have gathered skills that translate well into developing products for homeschool families. I have successfully combined experiential learning, technology, and psychology to create an engaging supplemental education system.</text:span></text:p>
      <text:p text:style-name="P1"><text:span text:style-name="T1">Page Content: Projects/Experience OR Let's Learn(This can be two pages)</text:span></text:p>
      <text:p text:style-name="P1"><text:span text:style-name="T1">Pokemon Go in the Park: Experiential Learning that incorporates technology, physical activity, reading skills, and measurements The CorePrepKC website provides guidance and worksheets to help families enjoy playing Pokemon in their community while also developing geospatial and math skills.</text:span></text:p>
      <text:p text:style-name="P1"><text:span text:style-name="T1">Star Wars: Experiential Learning games that are fun, fast, and physical The purpose of this game is to increase communication skills.</text:span></text:p>
      <text:p text:style-name="P1"><text:span text:style-name="T1"/></text:p>
      <text:p text:style-name="P1"><text:span text:style-name="T1">CorePrepKC's curriculum is based on Gardening Videos: Urban Agriculture.The website will include various how-to videos on related topics.</text:span></text:p>
      <text:p text:style-name="P1"><text:span text:style-name="T1">Behavioral Worksheets: CorePrepKC will provide culturally relevant behavior guides and worksheets. This will teach parents to utilize resources that are already helping children grow and learn better self-regulation and decision-making.</text:span></text:p>
      <text:p text:style-name="P1"><text:span text:style-name="T1">Nature Identification Guides: CorePrepKC teaches a lot through nature and therefore will provide "Reccee guides" for local trees, flowers, grasses, shrubs, and birds.</text:span></text:p>
      <text:p text:style-name="P1"><text:span text:style-name="T1"/></text:p>
      <text:p text:style-name="P1"><text:span text:style-name="T1">E-Trainings: CorePrepKC constantly develops educational products for download. This includes educational materials made with Canva and PowerPoint.These products are targeted at urban youth and families.</text:span></text:p>
      <text:p text:style-name="P1"><text:span text:style-name="T1"/></text:p>
      <text:p text:style-name="P1"><text:span text:style-name="T1"/></text:p>
      <text:p text:style-name="P1"><text:span text:style-name="T1">Philosophy/Reflection OR References and ResourcesPage Content. 4 paragraphs (ideally one per year or topic you are reflecting on) OR (for the educational page) 4-5 references to resources or materials cited in your Let's Learn page.</text:span></text:p>
      <text:p text:style-name="P1"><text:span text:style-name="T1">My teaching style is a reflection of my early childhood years, cultural influences, and education. My earliest memories were shaped in a rural town in Alabama. My family lived in a small cottage-style house with a peach tree in the backyard. Many of our neighbors raised gardens and livestock. Weeping willows were beautiful, making a walk to my grandmother's house a delight. The highlight of this existence was going into the woods across from my grandmother's house and running through the woods as fast as I could. The times were good. During the 1980s crack epidemic, life events forced my family to relocate to an inner-city housing project.The change was drastic, as was the difference in the quality of education and student performance. But there were some excellent students, even in the worst-performing schools I've attended. I believe too often we pin socio-economic factors too broadly as the culprit. At CorePrepKC, we use an evidence-based approach to focus on the factors that can be influenced regardless of economic status.</text:span></text:p>
      <text:p text:style-name="P1"><text:span text:style-name="T1">                    Focus Areas</text:span></text:p>
      <text:p text:style-name="P1"><text:span text:style-name="T1">1. The presence of books and media in the home</text:span></text:p>
      <text:p text:style-name="P1"><text:span text:style-name="T1">My parents attended institutions of higher education; both were readers and invested in the media of the time. Even in elementary school, my home had fiction books, magazines, religious books, old college texts, encyclopedias, and others. I quickly realized most of my peers in the city did not have libraries at their homes. I also realized that some of the materials I would read at home were not covered in school. Depending on the subject, teachers were also clueless. There is a decent amount of research to support the impact that books in the home have on early literacy.</text:span></text:p>
      <text:p text:style-name="P1"><text:span text:style-name="T1">2. Access to Subject Matter Experts</text:span></text:p>
      <text:p text:style-name="P1"><text:span text:style-name="T1">It takes a village to raise a kid; therefore, homeschool parents cannot be expected to possess all the knowledge a child needs. I had great mentors outside of my parents growing up. There are still subject matter experts (SME) in the community who would love to pass on their knowledge and skills to homeschool families that are eager to learn. Using today's technology, CorePrepKC hopes to better connect the community to the education of its children.</text:span></text:p>
      <text:p text:style-name="P1"><text:span text:style-name="T1">3. Practical Experience</text:span></text:p>
      <text:p text:style-name="P1"><text:span text:style-name="T1">Often, students learn skills but do not continue to master them because they do not use them. By employing Montessori techniques, experiential learning, and SME-led trainings, students will have the opportunity to test their skills in a real-world environment.</text:span></text:p>
      <text:p text:style-name="P1"><text:span text:style-name="T1">4. Opportunities to employ the knowledge and skills learned.</text:span></text:p>
      <text:p text:style-name="P1"><text:span text:style-name="T1">Most of us have heard the oft-quoted phrase "When will I never use this in life?" from students, children, and ourselves during the education process. By helping students form relationships with local businesses and industry, students can tailor their tool belts towards their industry of choice.</text:span></text:p>
      <text:p text:style-name="P1"><text:span text:style-name="T1">Supporting Research</text:span></text:p>
      <text:p text:style-name="P1"><text:span text:style-name="T1">Cramer, Elizabeth, et al., "Challenges of Urban Educators in Implementing State Standards for Students with Disabilities." Education and Urban Society, vol. 53, no. 9, 2021, pp. 1001</text:span><text:span text:style-name="T2">–18.</text:span></text:p>
      <text:p text:style-name="P1"><text:span text:style-name="T2">Haradhan, Mohajan. "The Second Industrial Revolution Has Brought Modern Social and Economic Developments." Journal of Social Sciences and Humanities, vol. 6, no. 1, 2020, pp. 1–14.</text:span></text:p>
      <text:p text:style-name="P1"><text:span text:style-name="T2">Johnson, Kevin. "Chronic Poverty: The Implications of Bullying, Trauma, and the Education of the Poverty-Stricken." European Journal of Educational Sciences, Oct. 2019.</text:span></text:p>
      <text:p text:style-name="P1"><text:span text:style-name="T2">Jordan, Jeffrey, et al., "Rural and Urban High School Dropout Rates: Are They Different?" Rural and Urban High School Dropout Rates: Are They Different?, vol. 27, no. 12, 2012, pp. 1–21.</text:span></text:p>
      <text:p text:style-name="P1"><text:span text:style-name="T2">Korkmaz, G</text:span><text:span text:style-name="T3">üne</text:span><text:span text:style-name="T4">ş, et al., "Paradigm Shift in Education in the Post-COVID-19 World: Is Decentralized Education Possible?" International Journal of Curriculum and Instruction, vol. 13, no. 3, 2021, pp. 3318</text:span><text:span text:style-name="T5">–43.</text:span></text:p>
      <text:p text:style-name="P1"><text:span text:style-name="T5">Lopez, Patricia, et al., "Equity Issues in Parental and Community Involvement in Schools: What Teacher Educators Need to Know." Review of Research in Education, vol. 37, Mar. 2013, pp. 149–82</text:span></text:p>
      <text:p text:style-name="P1"><text:span text:style-name="T5">Sheldon, Steve, and Joyce Epstein. "Getting Students to School: Using Family and Community Involvement to Reduce Chronic Absenteeism." The School Community Journal, vol. 14, 2004, pp. 39–56.</text:span></text:p>
      <text:p text:style-name="P1"><text:span text:style-name="T5"/></text:p>
      <text:p text:style-name="P1"><text:span text:style-name="T5"/></text:p>
      <text:p text:style-name="P1"><text:span text:style-name="T5"/></text:p>
      <text:p text:style-name="P1"><text:span text:style-name="T5"/></text:p>
      <text:p text:style-name="P1"><text:span text:style-name="T5"/></text:p>
      <text:p text:style-name="P1"><text:span text:style-name="T5"/></text:p>
      <text:p text:style-name="P1"><text:span text:style-name="T5"/></text:p>
      <text:p text:style-name="P1"><text:span text:style-name="T5"/></text:p>
      <text:p text:style-name="P1"><text:span text:style-name="T5"/></text:p>
      <text:p text:style-name="P1"><text:span text:style-name="T5"/></text:p>
      <text:p text:style-name="P1"><text:span text:style-name="T5"/></text:p>
      <text:p text:style-name="P1"><text:span text:style-name="T5"/></text:p>
      <text:p text:style-name="P1"><text:span text:style-name="T5"/></text:p>
      <text:p text:style-name="P1"><text:span text:style-name="T5"/></text:p>
      <text:p text:style-name="P1"><text:span text:style-name="T5"/></text:p>
      <text:p text:style-name="P1"><text:span text:style-name="T5"/></text:p>
      <text:p text:style-name="P1"><text:span text:style-name="T5"/></text:p>
      <text:p text:style-name="P1"><text:span text:style-name="T5"/></text:p>
      <text:p text:style-name="P1"><text:span text:style-name="T5"/></text:p>
      <text:p text:style-name="P1"><text:span text:style-name="T5"/></text:p>
      <text:p text:style-name="P1"><text:span text:style-name="T5"/></text:p>
      <text:p text:style-name="P1"><text:span text:style-name="T5"/></text:p>
      <text:p text:style-name="P1"><text:span text:style-name="T5"/></text:p>
      <text:p text:style-name="P1"><text:span text:style-name="T5"/></text:p>
      <text:p text:style-name="P1"><text:span text:style-name="T5"/></text:p>
      <text:p text:style-name="P1"><text:span text:style-name="T5">Page b.</text:span></text:p>
      <text:p text:style-name="P1"><text:span text:style-name="T5"/></text:p>
      <text:p text:style-name="P1"><text:span text:style-name="T5"/></text:p>
      <text:p text:style-name="P1"><text:span text:style-name="T5"/></text:p>
      <text:p text:style-name="P1"><text:span text:style-name="T5"/></text:p>
      <text:p text:style-name="P1"><text:span text:style-name="T5"/></text:p>
      <text:p text:style-name="P1"><text:span text:style-name="T5"/></text:p>
      <text:p text:style-name="P1"><text:span text:style-name="T5"/></text:p>
      <text:p text:style-name="P1"><text:span text:style-name="T5"/></text:p>
      <text:p text:style-name="P1"><text:span text:style-name="T5"/></text:p>
      <text:p text:style-name="P1"><text:span text:style-name="T5"/></text:p>
      <text:p text:style-name="P1"><text:span text:style-name="T5"/></text:p>
      <text:p text:style-name="P1"><text:span text:style-name="T5"/></text:p>
      <text:p text:style-name="P1"><text:span text:style-name="T5"/></text:p>
      <text:p text:style-name="P1"><text:span text:style-name="T5"/></text:p>
      <text:p text:style-name="P1"><text:span text:style-name="T5"/></text:p>
      <text:p text:style-name="P1"><text:span text:style-name="T5"/></text:p>
      <text:p text:style-name="P1"><text:span text:style-name="T5"/></text:p>
      <text:p text:style-name="P1"><text:span text:style-name="T5"/></text:p>
      <text:p text:style-name="P1"><text:span text:style-name="T5"/></text:p>
      <text:p text:style-name="P1"><text:span text:style-name="T5"/></text:p>
      <text:p text:style-name="P1"><text:span text:style-name="T5">Page c.</text:span></text:p>
      <text:p text:style-name="P1"><text:span text:style-name="T5"/></text:p>
      <text:p text:style-name="P1"><text:span text:style-name="T5"/></text:p>
      <text:p text:style-name="P1"><text:span text:style-name="T5"/></text:p>
      <text:p text:style-name="P1"><text:span text:style-name="T5"/></text:p>
      <text:p text:style-name="P1"><text:span text:style-name="T5"/></text:p>
      <text:p text:style-name="P1"><text:span text:style-name="T5"/></text:p>
      <text:p text:style-name="P1"><text:span text:style-name="T5"/></text:p>
      <text:p text:style-name="P1"><text:span text:style-name="T5"/></text:p>
      <text:p text:style-name="P1"><text:span text:style-name="T5"/></text:p>
      <text:p text:style-name="P1"><text:span text:style-name="T5"/></text:p>
      <text:p text:style-name="P1"><text:span text:style-name="T5"/></text:p>
      <text:p text:style-name="P1"><text:span text:style-name="T5"/></text:p>
      <text:p text:style-name="P1"><text:span text:style-name="T5"/></text:p>
      <text:p text:style-name="P1"><text:span text:style-name="T5"/></text:p>
      <text:p text:style-name="P1"><text:span text:style-name="T5">Page d.</text:span></text:p>
      <text:p text:style-name="P1"><text:span text:style-name="T5"/></text:p>
      <text:p text:style-name="P1"><text:span text:style-name="T5"/></text:p>
      <text:p text:style-name="P1"><text:span text:style-name="T5"/></text:p>
      <text:p text:style-name="P1"><text:span text:style-name="T5"/></text:p>
      <text:p text:style-name="P1"><text:span text:style-name="T5"/></text:p>
      <text:p text:style-name="P1"><text:span text:style-name="T5"/></text:p>
      <text:p text:style-name="P1"><text:span text:style-name="T5"/></text:p>
      <text:p text:style-name="P1"><text:span text:style-name="T5"/></text:p>
      <text:p text:style-name="P1"><text:span text:style-name="T5"/></text:p>
      <text:p text:style-name="P1"><text:span text:style-name="T5"/></text:p>
      <text:p text:style-name="P1"><text:span text:style-name="T5">Page e.</text:span><text:span text:style-name="T6"/></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